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2.726cm"/>
    </style:style>
    <style:style style:name="gr2" style:family="graphic" style:parent-style-name="standard">
      <style:graphic-properties draw:stroke="none" draw:fill="none" draw:textarea-vertical-align="middle" fo:min-height="2.7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91cm" fo:min-width="1.04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91cm" fo:min-width="1.043cm"/>
    </style:style>
    <style:style style:name="gr5" style:family="graphic" style:parent-style-name="standard">
      <style:graphic-properties svg:stroke-color="#000000" draw:fill-color="#02d35f" draw:textarea-horizontal-align="justify" draw:textarea-vertical-align="top" draw:auto-grow-height="false" fo:min-height="1.679cm" fo:min-width="1.3cm"/>
    </style:style>
    <style:style style:name="gr6" style:family="graphic" style:parent-style-name="standard">
      <style:graphic-properties svg:stroke-color="#000000" draw:fill-color="#de0080" draw:textarea-horizontal-align="justify" draw:textarea-vertical-align="top" draw:auto-grow-height="false" fo:min-height="1.679cm" fo:min-width="1.3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-color="#00b2e2" draw:textarea-horizontal-align="justify" draw:textarea-vertical-align="top" draw:auto-grow-height="false" fo:min-height="1.679cm" fo:min-width="1.3cm"/>
    </style:style>
    <style:style style:name="gr9" style:family="graphic" style:parent-style-name="standard">
      <style:graphic-properties draw:stroke="none" draw:fill="none" fo:min-height="0.65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  <style:text-properties fo:color="#a7a9ac" style:font-name="Open Sans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Open Sans"/>
    </style:style>
    <style:style style:name="P5" style:family="paragraph">
      <loext:graphic-properties draw:fill-color="#02d35f"/>
      <style:paragraph-properties fo:text-align="center"/>
      <style:text-properties style:font-name="Open Sans" fo:font-size="14pt" style:font-size-asian="14pt" style:font-size-complex="14pt"/>
    </style:style>
    <style:style style:name="P6" style:family="paragraph">
      <loext:graphic-properties draw:fill-color="#de0080"/>
      <style:paragraph-properties fo:text-align="center"/>
      <style:text-properties style:font-name="Open Sans"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style:font-name="Open Sans"/>
    </style:style>
    <style:style style:name="P8" style:family="paragraph">
      <loext:graphic-properties draw:fill-color="#00b2e2"/>
      <style:paragraph-properties fo:text-align="center"/>
      <style:text-properties style:font-name="Open Sans" fo:font-size="14pt" style:font-size-asian="14pt" style:font-size-complex="14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a7a9ac" style:font-name="Open Sans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14pt" style:font-size-asian="14pt" style:font-size-complex="14pt"/>
    </style:style>
    <style:style style:name="T4" style:family="text">
      <style:text-properties style:font-name="Open Sans" fo:font-size="12pt" style:font-size-asian="12pt" style:font-size-complex="12pt"/>
    </style:style>
    <style:style style:name="T5" style:family="text">
      <style:text-properties style:font-name="Open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2.6cm" svg:height="2.976cm" svg:x="0cm" svg:y="10.324cm">
          <draw:text-box>
            <text:p text:style-name="P1"><text:span text:style-name="T1">Re</text:span><text:span text:style-name="T1">ad</text:span></text:p>
          </draw:text-box>
        </draw:frame>
        <draw:frame draw:style-name="gr2" draw:text-style-name="P2" draw:layer="layout" svg:width="22.6cm" svg:height="3cm" svg:x="0cm" svg:y="0cm">
          <draw:text-box>
            <text:p text:style-name="P1"><text:span text:style-name="T1">Writ</text:span><text:span text:style-name="T1">e</text:span></text:p>
          </draw:text-box>
        </draw:frame>
        <draw:custom-shape draw:style-name="gr3" draw:text-style-name="P4" draw:layer="layout" svg:width="1.541cm" svg:height="1.541cm" svg:x="0.9cm" svg:y="5.859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1.543cm" svg:height="1.541cm" svg:x="2.441cm" svg:y="5.859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41cm" svg:height="1.541cm" svg:x="3.984cm" svg:y="5.859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1.541cm" svg:height="1.541cm" svg:x="5.525cm" svg:y="5.859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43cm" svg:height="1.541cm" svg:x="7.066cm" svg:y="5.859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1.541cm" svg:height="1.541cm" svg:x="8.609cm" svg:y="5.859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41cm" svg:height="1.541cm" svg:x="10.15cm" svg:y="5.859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1.543cm" svg:height="1.541cm" svg:x="11.691cm" svg:y="5.859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541cm" svg:height="1.541cm" svg:x="13.234cm" svg:y="5.859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1.541cm" svg:height="1.541cm" svg:x="14.775cm" svg:y="5.859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43cm" svg:height="1.541cm" svg:x="16.316cm" svg:y="5.859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1.541cm" svg:height="1.541cm" svg:x="17.859cm" svg:y="5.859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1.8cm" svg:height="2.4cm" svg:x="7cm" svg:y="10.7cm">
          <text:p text:style-name="P3"><text:span text:style-name="T3">Obj 2</text:span></text:p>
          <text:p text:style-name="P3"><text:span text:style-name="T4">(Cached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6" xml:id="id5" draw:id="id5" draw:layer="layout" svg:width="1.8cm" svg:height="2.4cm" svg:x="11cm" svg:y="10.7cm">
          <text:p text:style-name="P3"><text:span text:style-name="T3">Obj 4</text:span><text:span text:style-name="T3"><text:line-break/></text:span><text:span text:style-name="T4">(False</text:span><text:span text:style-name="T4"><text:line-break/></text:span><text:span text:style-name="T4">Positive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7" draw:layer="layout" draw:type="curve" svg:x1="3.212cm" svg:y1="7.4cm" svg:x2="7.9cm" svg:y2="10.7cm" draw:start-shape="id1" draw:start-glue-point="2" draw:end-shape="id2" svg:d="M3212 7400c0 2475 4688 825 4688 3300" svg:viewBox="0 0 4689 3301">
          <text:p/>
        </draw:connector>
        <draw:connector draw:style-name="gr7" draw:text-style-name="P7" draw:layer="layout" draw:type="curve" svg:x1="15.545cm" svg:y1="7.4cm" svg:x2="7.9cm" svg:y2="10.7cm" draw:start-shape="id3" draw:end-shape="id2" draw:end-glue-point="4" svg:d="M15545 7400c0 2475-7645 825-7645 3300" svg:viewBox="0 0 7646 3301">
          <text:p/>
        </draw:connector>
        <draw:connector draw:style-name="gr7" draw:text-style-name="P7" draw:layer="layout" draw:type="curve" svg:x1="6.295cm" svg:y1="7.4cm" svg:x2="11.9cm" svg:y2="10.7cm" draw:start-shape="id4" draw:end-shape="id5" svg:d="M6295 7400c0 2475 5605 825 5605 3300" svg:viewBox="0 0 5606 3301">
          <text:p/>
        </draw:connector>
        <draw:connector draw:style-name="gr7" draw:text-style-name="P7" draw:layer="layout" draw:type="curve" svg:x1="9.379cm" svg:y1="7.4cm" svg:x2="11.9cm" svg:y2="10.7cm" draw:start-shape="id6" draw:end-shape="id5" draw:end-glue-point="4" svg:d="M9379 7400c0 2475 2521 825 2521 3300" svg:viewBox="0 0 2522 3301">
          <text:p/>
        </draw:connector>
        <draw:custom-shape draw:style-name="gr6" draw:text-style-name="P6" xml:id="id11" draw:id="id11" draw:layer="layout" svg:width="1.8cm" svg:height="2.4cm" svg:x="15cm" svg:y="10.7cm">
          <text:p text:style-name="P3"><text:span text:style-name="T3">Obj 5</text:span></text:p>
          <text:p text:style-name="P3"><text:span text:style-name="T4">(Not</text:span><text:span text:style-name="T4"><text:line-break/></text:span><text:span text:style-name="T4">Cached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8" xml:id="id7" draw:id="id7" draw:layer="layout" svg:width="1.8cm" svg:height="2.4cm" svg:x="7cm" svg:y="0.1cm">
          <text:p text:style-name="P3"><text:span text:style-name="T3">Obj 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8" draw:id="id8" draw:layer="layout" svg:width="1.8cm" svg:height="2.4cm" svg:x="11cm" svg:y="0.1cm">
          <text:p text:style-name="P3"><text:span text:style-name="T3">Obj 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8" xml:id="id9" draw:id="id9" draw:layer="layout" svg:width="1.8cm" svg:height="2.4cm" svg:x="15cm" svg:y="0.1cm">
          <text:p text:style-name="P3"><text:span text:style-name="T3">Obj 3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7" draw:layer="layout" draw:type="curve" svg:x1="7.9cm" svg:y1="2.358cm" svg:x2="6.295cm" svg:y2="5.859cm" draw:start-shape="id7" draw:start-glue-point="6" draw:end-shape="id4" svg:d="M7900 2358c0 2733-1605 983-1605 3501" svg:viewBox="0 0 1606 3502">
          <text:p/>
        </draw:connector>
        <draw:connector draw:style-name="gr7" draw:text-style-name="P7" draw:layer="layout" draw:type="curve" svg:x1="7.9cm" svg:y1="2.358cm" svg:x2="3.212cm" svg:y2="5.859cm" draw:start-shape="id7" draw:start-glue-point="6" draw:end-shape="id1" draw:end-glue-point="0" svg:d="M7900 2358c0 2733-4688 983-4688 3501" svg:viewBox="0 0 4689 3502">
          <text:p/>
        </draw:connector>
        <draw:connector draw:style-name="gr7" draw:text-style-name="P7" draw:layer="layout" draw:type="curve" svg:x1="11.9cm" svg:y1="2.358cm" svg:x2="3.212cm" svg:y2="5.859cm" draw:start-shape="id8" draw:start-glue-point="6" draw:end-shape="id1" draw:end-glue-point="0" svg:d="M11900 2358c0 2733-8688 983-8688 3501" svg:viewBox="0 0 8689 3502">
          <text:p/>
        </draw:connector>
        <draw:connector draw:style-name="gr7" draw:text-style-name="P7" draw:layer="layout" draw:type="curve" svg:x1="11.9cm" svg:y1="2.358cm" svg:x2="15.545cm" svg:y2="5.859cm" draw:start-shape="id8" draw:start-glue-point="6" draw:end-shape="id3" svg:d="M11900 2358c0 2733 3645 983 3645 3501" svg:viewBox="0 0 3646 3502">
          <text:p/>
        </draw:connector>
        <draw:connector draw:style-name="gr7" draw:text-style-name="P7" draw:layer="layout" draw:type="curve" svg:x1="15.9cm" svg:y1="2.358cm" svg:x2="9.379cm" svg:y2="5.859cm" draw:start-shape="id9" draw:start-glue-point="6" draw:end-shape="id6" draw:end-glue-point="0" svg:d="M15900 2358c0 2733-6521 983-6521 3501" svg:viewBox="0 0 6522 3502">
          <text:p/>
        </draw:connector>
        <draw:connector draw:style-name="gr7" draw:text-style-name="P7" draw:layer="layout" draw:type="curve" svg:x1="15.9cm" svg:y1="2.358cm" svg:x2="18.629cm" svg:y2="5.859cm" draw:start-shape="id9" draw:start-glue-point="6" draw:end-shape="id10" svg:d="M15900 2358c0 2733 2729 983 2729 3501" svg:viewBox="0 0 2730 3502">
          <text:p/>
        </draw:connector>
        <draw:connector draw:style-name="gr7" draw:text-style-name="P7" draw:layer="layout" draw:type="curve" svg:x1="18.629cm" svg:y1="7.4cm" svg:x2="15.9cm" svg:y2="10.7cm" draw:start-shape="id10" draw:end-shape="id11" draw:end-glue-point="4" svg:d="M18629 7400c0 2475-2729 825-2729 3300" svg:viewBox="0 0 2730 3301">
          <text:p/>
        </draw:connector>
        <draw:connector draw:style-name="gr7" draw:text-style-name="P7" draw:layer="layout" draw:type="curve" svg:x1="12.462cm" svg:y1="7.4cm" svg:x2="15.9cm" svg:y2="10.7cm" draw:start-shape="id12" draw:start-glue-point="2" draw:end-shape="id11" draw:end-glue-point="4" svg:d="M12462 7400c0 2475 3438 825 3438 3300" svg:viewBox="0 0 3439 3301">
          <text:p/>
        </draw:connector>
        <draw:frame draw:style-name="gr9" draw:text-style-name="P10" draw:layer="layout" svg:width="2.63cm" svg:height="1.979cm" svg:x="0.67cm" svg:y="7.4cm">
          <draw:text-box>
            <text:p text:style-name="P9"><text:span text:style-name="T5">Hit Set</text:span></text:p>
            <text:p text:style-name="P9"><text:span text:style-name="T5">(12 Bi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3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20:02:22.802407171</meta:creation-date>
    <dc:date>2017-03-23T08:43:57.684752643</dc:date>
    <meta:editing-duration>PT9H21M15S</meta:editing-duration>
    <meta:editing-cycles>20</meta:editing-cycles>
    <meta:generator>LibreOffice/5.2.3.3$Linux_X86_64 LibreOffice_project/20m0$Build-3</meta:generator>
    <meta:document-statistic meta:object-count="33"/>
  </office:meta>
</office:document-meta>
</file>